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Factory.getNamespaceURI( Element element , String prefi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Factory.declareVariable( JXPath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Factory.createObject( JXPathContext context , Pointer pointer , Object parent ,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Factory.addDOMElement( Node parent , int index , String ta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